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c31f" officeooo:paragraph-rsid="001ec3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nologias</text:p>
      <text:p text:style-name="P1"/>
      <text:p text:style-name="P1">NodeJS</text:p>
      <text:p text:style-name="P1">JavaScript</text:p>
      <text:p text:style-name="P1">HTML</text:p>
      <text:p text:style-name="P1">npm</text:p>
      <text:p text:style-name="P1">socket</text:p>
      <text:p text:style-name="P1">mongodb</text:p>
      <text:p text:style-name="P1">mongoose</text:p>
      <text:p text:style-name="P1">socket.io</text:p>
      <text:p text:style-name="P1">nodemon</text:p>
      <text:p text:style-name="P1">express</text:p>
      <text:p text:style-name="P1"/>
      <text:p text:style-name="P1">bootstrap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1:50:49.671029074</meta:creation-date>
    <dc:date>2017-05-04T11:54:26.453190142</dc:date>
    <meta:editing-duration>PT3M37S</meta:editing-duration>
    <meta:editing-cycles>1</meta:editing-cycles>
    <meta:document-statistic meta:table-count="0" meta:image-count="0" meta:object-count="0" meta:page-count="1" meta:paragraph-count="12" meta:word-count="12" meta:character-count="88" meta:non-whitespace-character-count="88"/>
    <meta:generator>LibreOffice/5.1.6.2$Linux_X86_64 LibreOffice_project/10m0$Build-2</meta:generator>
  </office:meta>
</office:document-meta>
</file>